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text-properties fo:font-size="11pt" style:font-size-asian="11pt" style:font-size-complex="11pt"/>
    </style:style>
    <style:style style:name="P2" style:family="paragraph" style:parent-style-name="Preformatted_20_Text">
      <style:paragraph-properties fo:margin-left="0in" fo:margin-right="0in" fo:text-indent="0in" style:auto-text-indent="false"/>
      <style:text-properties style:font-name="Arial" fo:font-size="11pt" style:font-size-asian="11pt" style:font-size-complex="11pt"/>
    </style:style>
    <style:style style:name="P3" style:family="paragraph" style:parent-style-name="Standard">
      <style:text-properties style:font-name="Arial" fo:font-size="11pt" style:font-size-asian="11pt" style:font-size-complex="11pt"/>
    </style:style>
    <style:style style:name="P4" style:family="paragraph" style:parent-style-name="Standard" style:list-style-name="L1">
      <style:text-properties style:font-name="Arial" fo:font-size="11pt" style:font-size-asian="11pt" style:font-size-complex="11pt"/>
    </style:style>
    <style:style style:name="P5" style:family="paragraph" style:parent-style-name="Standard" style:list-style-name="L2">
      <style:text-properties style:font-name="Arial" fo:font-size="11pt" style:font-size-asian="11pt" style:font-size-complex="11pt"/>
    </style:style>
    <style:style style:name="P6" style:family="paragraph" style:parent-style-name="Standard" style:list-style-name="L3">
      <style:text-properties style:font-name="Arial" fo:font-size="11pt" style:font-size-asian="11pt" style:font-size-complex="11pt"/>
    </style:style>
    <style:style style:name="P7" style:family="paragraph" style:parent-style-name="Standard" style:list-style-name="L4">
      <style:text-properties style:font-name="Arial" fo:font-size="11pt" style:font-size-asian="11pt" style:font-size-complex="11pt"/>
    </style:style>
    <style:style style:name="P8" style:family="paragraph" style:parent-style-name="Standard">
      <style:paragraph-properties fo:break-before="page"/>
      <style:text-properties style:font-name="Arial" fo:font-size="11pt" style:font-size-asian="11pt" style:font-size-complex="11pt"/>
    </style:style>
    <style:style style:name="P9" style:family="paragraph" style:parent-style-name="Standard" style:master-page-name="">
      <style:paragraph-properties fo:margin-left="0.2839in" fo:margin-right="0in" fo:text-indent="0in" style:auto-text-indent="false" style:page-number="auto"/>
      <style:text-properties style:font-name="Arial" fo:font-size="11pt" style:font-size-asian="11pt" style:font-size-complex="11pt"/>
    </style:style>
    <style:style style:name="P10"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11" style:family="paragraph" style:parent-style-name="Standard">
      <style:paragraph-properties fo:margin-left="0in" fo:margin-right="0in" fo:text-indent="0in" style:auto-text-indent="false"/>
      <style:text-properties style:font-name="Courier New" fo:font-size="11pt" style:font-size-asian="11pt" style:font-size-complex="11pt"/>
    </style:style>
    <style:style style:name="T1" style:family="text">
      <style:text-properties style:font-name="Arial"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nd holding on how to make a website like mine for FREE... except for physical stuff</text:p>
      <text:p text:style-name="P3"/>
      <text:p text:style-name="P3">What you'll need:</text:p>
      <text:list xml:id="list8236233124184453245" text:style-name="L1">
        <text:list-item>
          <text:p text:style-name="P4">Raspberry Pi or other computer able to run Windows or Linux</text:p>
        </text:list-item>
        <text:list-item>
          <text:p text:style-name="P4">electricity and an internet connection</text:p>
        </text:list-item>
        <text:list-item>
          <text:p text:style-name="P4">Google, Reddit, GitHub, or Persona account</text:p>
        </text:list-item>
        <text:list-item>
          <text:p text:style-name="P4">admin access to your router</text:p>
        </text:list-item>
      </text:list>
      <text:p text:style-name="P3"/>
      <text:p text:style-name="P3">Skills you'll need:</text:p>
      <text:list xml:id="list3701266358585889461" text:style-name="L2">
        <text:list-item>
          <text:p text:style-name="P5">Basic knowledge of a command prompt or terminal (know how to open it)</text:p>
        </text:list-item>
        <text:list-item>
          <text:p text:style-name="P5">Basic knowledge of a file system (know the difference between a file and folder, and know the different types of common files)</text:p>
        </text:list-item>
      </text:list>
      <text:p text:style-name="P3"/>
      <text:p text:style-name="P3">Skills you'll learn from this:</text:p>
      <text:list xml:id="list1803695394077478788" text:style-name="L3">
        <text:list-item>
          <text:p text:style-name="P6">basic html syntax</text:p>
        </text:list-item>
        <text:list-item>
          <text:p text:style-name="P6">basic css</text:p>
        </text:list-item>
        <text:list-item>
          <text:p text:style-name="P6">basic javascript</text:p>
        </text:list-item>
        <text:list-item>
          <text:p text:style-name="P6">basic php</text:p>
        </text:list-item>
        <text:list-item>
          <text:p text:style-name="P6">basic understanding of ports and ip addresses</text:p>
        </text:list-item>
      </text:list>
      <text:p text:style-name="P3"/>
      <text:p text:style-name="P3">What we're going to do:</text:p>
      <text:p text:style-name="P3">Create an html website hosted on your own computer</text:p>
      <text:p text:style-name="P3"/>
      <text:p text:style-name="P3"/>
      <text:p text:style-name="P3">Let's get started!</text:p>
      <text:p text:style-name="P3">First things first, we'll need to make sure we have all our hardware. If you have a spare computer (laptop or desktop), that will work great, otherwise a cheap ethernet enabled Raspberry Pi will do the trick just as well.</text:p>
      <text:p text:style-name="P3"/>
      <text:p text:style-name="Standard"><text:span text:style-name="T1">You can purchase raspberry pi's here: </text:span><text:a xlink:type="simple" xlink:href="https://www.raspberrypi.org/products/"><text:span text:style-name="T1">https://www.raspberrypi.org/products/</text:span></text:a></text:p>
      <text:p text:style-name="P3">I will not go into the set up procedures of the Pi, that is outside the scope of this tutorial.</text:p>
      <text:p text:style-name="P3"/>
      <text:p text:style-name="P3"/>
      <text:p text:style-name="P3">Next, let's get all the software you need installed. For this tutorial, we're going to use apache and php to serve http content. There are a million options available including scripting in Python or using IIS to host, but we're going to use this setup as it is an extremely common one (and not too difficult to get started).</text:p>
      <text:p text:style-name="P3"/>
      <text:p text:style-name="Standard"><text:span text:style-name="T1">Apache httpd: </text:span><text:a xlink:type="simple" xlink:href="https://httpd.apache.org/download.cgi"><text:span text:style-name="T1">https://httpd.apache.org/download.cgi</text:span></text:a></text:p>
      <text:p text:style-name="Standard"><text:span text:style-name="T1">php: </text:span><text:a xlink:type="simple" xlink:href="https://www.php.net/downloads.php"><text:span text:style-name="T1">https://www.php.net/downloads.php</text:span></text:a></text:p>
      <text:p text:style-name="P3"><text:span text:style-name="T1"/></text:p>
      <text:p text:style-name="P3">We're also going to get an IDE installed, if you enjoy using notepad or nano, or if you have a development environment of your choice already, you can bypass this, but I use komodoEdit as I think it's quite a good deal for being free (this does not need to be installed on the machine you plan to use as the server, just on the machine you wish to develop on (ie a separate laptop or desktop))</text:p>
      <text:p text:style-name="P3"/>
      <text:p text:style-name="Standard"><text:span text:style-name="T1">KomodoEdit: </text:span><text:a xlink:type="simple" xlink:href="https://www.activestate.com/products/komodo-edit/"><text:span text:style-name="T1">https://www.activestate.com/products/komodo-edit/</text:span></text:a></text:p>
      <text:p text:style-name="P3"/>
      <text:p text:style-name="P3"/>
      <text:p text:style-name="P3">Now that all your software is installed, we have to configure it.</text:p>
      <text:p text:style-name="P3">Modify the httpd-conf file to do the following:</text:p>
      <text:list xml:id="list6353245181606218227" text:style-name="L4">
        <text:list-item>
          <text:p text:style-name="P7">use php</text:p>
        </text:list-item>
        <text:list-item>
          <text:p text:style-name="P7">define a working directory for your site</text:p>
        </text:list-item>
        <text:list-item>
          <text:p text:style-name="P7"><text:soft-page-break/>run as a service to auto start</text:p>
        </text:list-item>
      </text:list>
      <text:p text:style-name="P3"/>
      <text:p text:style-name="P3">Modify the php.ini file to be seen by Apache by uncommenting the line:</text:p>
      <text:p text:style-name="P3">engine = On</text:p>
      <text:p text:style-name="P3"/>
      <text:p text:style-name="P3">Remember the locations of these two files, as you may need to edit them in the future to allow for further functions such as file uploads or operating on different ports.</text:p>
      <text:p text:style-name="P3"/>
      <text:p text:style-name="P3"/>
      <text:p text:style-name="P3">After we configure our software, let's configure the server itself.</text:p>
      <text:p text:style-name="P3">All we need to do is set a static IP address of your server.</text:p>
      <text:p text:style-name="P9">There are two types of IP addresses (that we will talk about here): internal IP, and external IP. An internal IP is an address assigned to your computer/phone/whatever is connected to your router, an external IP is the IP of your router and can be seen by the whole world.</text:p>
      <text:p text:style-name="P10"/>
      <text:p text:style-name="P10">A static IP is in contrast to a dynamic IP; a static IP does not change or expire, whereas a dynamic IP can change or expire. In a basic way: static IP's: the computer tells the router what the IP should be; dynamic IP's: the router tells the computer what the IP should be.</text:p>
      <text:p text:style-name="P10"/>
      <text:p text:style-name="P10">Alright, that was a lot of work, so let's do some fun stuff!</text:p>
      <text:p text:style-name="P10">Open up komodoEdit or your editor of choice, and type in the following:</text:p>
      <text:p text:style-name="P11">&lt;html&gt;</text:p>
      <text:p text:style-name="P11"><text:s text:c="2"/>&lt;head&gt;</text:p>
      <text:p text:style-name="P11"><text:s text:c="4"/>&lt;title&gt;Hi There!&lt;/title&gt;</text:p>
      <text:p text:style-name="P11"><text:s text:c="2"/>&lt;/head&gt;</text:p>
      <text:p text:style-name="P11"><text:s text:c="2"/>&lt;body&gt;</text:p>
      <text:p text:style-name="P11"><text:s text:c="4"/>&lt;h1&gt;Hello, World!&lt;/h1&gt;</text:p>
      <text:p text:style-name="P11"><text:s text:c="4"/>&lt;p&gt;It's nice to meet you&lt;/p&gt;</text:p>
      <text:p text:style-name="P11"><text:s text:c="2"/>&lt;/body&gt;</text:p>
      <text:p text:style-name="P11">&lt;/html&gt;</text:p>
      <text:p text:style-name="P10"/>
      <text:p text:style-name="P10">Wow, gross. We'll get to what it means in just a moment, but for now, let's save that as index.html in the directory/folder that you specified when setting up the httpd config file. Now, open up a web browser and go to the ip address of your server that you set up earlier. Voila! You've made a website.</text:p>
      <text:p text:style-name="P10"/>
      <text:p text:style-name="P10">Fantastic, but there are a ton of tutorials on how to do that, but we can't all reference other tutorials all the time (it's a pet peeve of mine), so let's do some more.</text:p>
      <text:p text:style-name="P10">Dd the following line:</text:p>
      <text:p text:style-name="P10"/>
      <text:p text:style-name="P11"><text:s text:c="4"/>&lt;p&gt;It's nice to meet you&lt;/p&gt;</text:p>
      <text:p text:style-name="P11"><text:s text:c="4"/>&lt;p&gt;&lt;a href=”./about”&gt;About Me&lt;/a&gt;&lt;/p&gt;</text:p>
      <text:p text:style-name="P11"><text:s text:c="2"/>&lt;/body&gt;</text:p>
      <text:p text:style-name="P10"/>
      <text:p text:style-name="P10">Wtf is that? Just a sec.</text:p>
      <text:p text:style-name="P10"/>
      <text:p text:style-name="P10">Create a folder in the same place as the index.html called “about”. Put another index.html file in that folder.</text:p>
      <text:p text:style-name="P10">Let's go in there and add some more code:</text:p>
      <text:p text:style-name="P11">&lt;html&gt;</text:p>
      <text:p text:style-name="P11"><text:s text:c="2"/>&lt;head&gt;</text:p>
      <text:p text:style-name="P11"><text:s text:c="4"/>&lt;title&gt;All About ME&lt;/title&gt;</text:p>
      <text:p text:style-name="P11"><text:s text:c="2"/>&lt;/head&gt;</text:p>
      <text:p text:style-name="P11"><text:s text:c="2"/>&lt;body&gt;</text:p>
      <text:p text:style-name="P11"><text:soft-page-break/><text:s text:c="4"/>&lt;h1&gt;This is MY Website&lt;/h1&gt;</text:p>
      <text:p text:style-name="P11"><text:s text:c="4"/>&lt;p&gt;And I'm a web-developer now!&lt;/p&gt;</text:p>
      <text:p text:style-name="P11"><text:s text:c="4"/>&lt;p&gt;&lt;a href=”./”&gt;Go Back Home&lt;/a&gt;&lt;/p&gt;</text:p>
      <text:p text:style-name="P11"><text:s text:c="2"/>&lt;/body&gt;</text:p>
      <text:p text:style-name="P11">&lt;/html&gt;</text:p>
      <text:p text:style-name="P10"/>
      <text:p text:style-name="P10">Alright. What the heck did we just do? You might have seen it in the httpd conf file, but it will look for the index.html file automatically. It will also look for index.php and home.html automatically or whatever other file that you manually specify in there, so that's why we named them “index.html”</text:p>
      <text:p text:style-name="P10">Let's take a look inside. Any text inside of &lt;these&gt; is called a tag, any additional text inside the &lt;tag like=”this”&gt; are called attributes (like the “href” attribute for the tag “a”). The whole thing, including the content between the opening and closing tags is called an element &lt;p&gt;like this&lt;/p&gt;.</text:p>
      <text:p text:style-name="P10">I don't expect you to remember those, I still get confused, but stackoverflow and wikipedia are good friends for questions like that.</text:p>
      <text:p text:style-name="P10"/>
      <text:p text:style-name="P10">All html documents are processed by computers and humans, so we need to keep both in mind when we create them. In the files we just created, the &lt;html&gt; tag tells the computer that the stuff inside should be processed as html, the &lt;head&gt; tag tells the computer that the stuff inside is the title and meta data (data about the website itself). The &lt;body&gt; tag tells the computer that that will be displayed on the rest of the screen (usually what you think of when you think of a website).</text:p>
      <text:p text:style-name="P10"/>
      <text:p text:style-name="P10">We'll mostly be working in the &lt;body&gt;, but we will also do stuff in the &lt;head&gt; and outside of the &lt;html&gt; altogether.</text:p>
      <text:p text:style-name="P10"/>
      <text:p text:style-name="P10">I will not provide a comprehensive tutorial on learning web-development because that will take forever, so check out the references at the end of this document to learn some more (or watch some youtube videos).</text:p>
      <text:p text:style-name="P10"/>
      <text:p text:style-name="P10">We can also style elements by using css.</text:p>
      <text:p text:style-name="P10"/>
      <text:p text:style-name="P10">Let's go back to the root directory and create a new file called index.css</text:p>
      <text:p text:style-name="P10"/>
      <text:p text:style-name="P10">Type the following in:</text:p>
      <text:p text:style-name="P10"/>
      <text:p text:style-name="P11">h1 {</text:p>
      <text:p text:style-name="P11"><text:s text:c="2"/>color: red;</text:p>
      <text:p text:style-name="P11">}</text:p>
      <text:p text:style-name="P11"/>
      <text:p text:style-name="P11">p {</text:p>
      <text:p text:style-name="P11"><text:s text:c="2"/>font-size: 50pt;</text:p>
      <text:p text:style-name="P11">}</text:p>
      <text:p text:style-name="P10"/>
      <text:p text:style-name="P10">Now back in the first index.html file, let's add the following element to the &lt;head&gt;:</text:p>
      <text:p text:style-name="P2"><text:bookmark text:name="line1"/></text:p>
      <text:p text:style-name="P1"><text:bookmark text:name="line7"/>&lt;link rel="stylesheet" type="text/css" href="/index.css"/&gt;</text:p>
      <text:p text:style-name="P10">See what we did? We linked a stylesheet (a text file), at the location of /index.css. Go ahead and save that and refresh the page. Your title should be red and the paragraphs below should be big!</text:p>
      <text:p text:style-name="P10"/>
      <text:p text:style-name="P10">I encourage you to play around with html and css by themselves for a while. We could stop here and you'd have a perfectly viable website – most things can be done with just html5 and css3.</text:p>
      <text:p text:style-name="P10"/>
      <text:p text:style-name="P10">After you really get the hang of playing with those, feel free to add in some javascript. I will let you <text:soft-page-break/>explore other tutorials with that as there are entire college courses dedicated to javascript and it is extremely easy to get your feet wet with it.</text:p>
      <text:p text:style-name="P10"/>
      <text:p text:style-name="P10"/>
      <text:p text:style-name="P10">We're going to double back now and finish doing some setup.</text:p>
      <text:p text:style-name="P10">Go to <text:a xlink:type="simple" xlink:href="http://www.cmyip.com/">www.cmyip.com</text:a> and record the listed IP address. This is your external IP.</text:p>
      <text:p text:style-name="P10">Go to <text:a xlink:type="simple" xlink:href="http://www.duckdns.org/">www.duckdns.org</text:a> and login using one of the accounts listed at the top. You get five free urls. Choose a name that works for you, and put in the IP address you just got.</text:p>
      <text:p text:style-name="P10">Now go to your router configuration page (usually at 192.168.1.1. You can find it by going to your command prompt and typing in “ipconfig” for windows, or “ip” for linux, then look for the default gateway. You need the router's internal IP, not the external IP.</text:p>
      <text:p text:style-name="P10">You should be prompted for a username and password. If you haven't changed it since purchasing it, I highly recommend doing so as the default is usually “admin” “admin” or “admin” “password”.</text:p>
      <text:p text:style-name="P10">Once logged in, find your port forward/port trigger setting and forward port 80 to the IP you set your server to.</text:p>
      <text:p text:style-name="P10">This is the port http operates on. Note that we are creating an http website, not an https, so all traffic to and from your site is unencrypted.</text:p>
      <text:p text:style-name="P10">Now navigate to the URL you created, and your new website should show up!</text:p>
      <text:p text:style-name="P10"/>
      <text:p text:style-name="P10">And that's it! We now have a minimal website and framework, just the same as Google and Facebook have! I highly recommend taking further tutorials in all four languages covered here as well as understanding that web development is an art – that is to say not only does it have to be pleasing to the human eye, but it also has to work efficiently on the computer and be happily indexable for search engines and be able to be seen well on screens of all sizes (phones, computers, tablets, etc).</text:p>
      <text:p text:style-name="P10"/>
      <text:p text:style-name="P10">With that, have fun, stay safe, and make art!</text:p>
      <text:p text:style-name="P10"/>
      <text:p text:style-name="P8">Resources:</text:p>
      <text:p text:style-name="Standard"><text:a xlink:type="simple" xlink:href="https://stackoverflow.com/"><text:span text:style-name="T1">https://stacoverflow.com/</text:span></text:a></text:p>
      <text:p text:style-name="Standard"><text:a xlink:type="simple" xlink:href="https://www.w3schools.com/"><text:span text:style-name="T1">https://www.w3schools.com/</text:span></text:a></text:p>
      <text:p text:style-name="Standard"><text:a xlink:type="simple" xlink:href="https://www.codecademy.com/"><text:span text:style-name="T1">https://www.codecademy.com/</text:span></text:a></text:p>
      <text:p text:style-name="P3"><text:a xlink:type="simple" xlink:href="https://internetingishard.com/html-and-css/">https://internetingishard.com/html-and-css/</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Williams</meta:initial-creator>
    <meta:creation-date>2019-08-27T17:34:07.89</meta:creation-date>
    <dc:date>2019-08-27T19:34:49.56</dc:date>
    <dc:creator>Steven Williams</dc:creator>
    <meta:editing-duration>PT1H29M7S</meta:editing-duration>
    <meta:editing-cycles>6</meta:editing-cycles>
    <meta:generator>OpenOffice/4.0.1$Win32 OpenOffice.org_project/401m5$Build-9714</meta:generator>
    <meta:document-statistic meta:table-count="0" meta:image-count="0" meta:object-count="0" meta:page-count="5" meta:paragraph-count="103" meta:word-count="1514" meta:character-count="8563"/>
  </office:meta>
</office:document-meta>
</file>